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1a05f7" officeooo:paragraph-rsid="001a05f7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cc583" officeooo:paragraph-rsid="001cc583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d48f0" officeooo:paragraph-rsid="001d48f0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FreeSans" officeooo:rsid="00202b10" officeooo:paragraph-rsid="00202b10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FreeSans" officeooo:rsid="002173e2" officeooo:paragraph-rsid="002173e2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FreeSans" officeooo:rsid="00225ec7" officeooo:paragraph-rsid="00225ec7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FreeSans" officeooo:rsid="0023d7be" officeooo:paragraph-rsid="0023d7be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FreeSans" officeooo:rsid="00266f14" officeooo:paragraph-rsid="00266f14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FreeSans" officeooo:rsid="002714d0" officeooo:paragraph-rsid="002714d0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2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6e824" officeooo:paragraph-rsid="0026e824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spaço Paulo Freire reúne projetos de educação e tecnologia</text:p>
      <text:p text:style-name="P1"/>
      <text:p text:style-name="P1"><text:s/></text:p>
      <text:p text:style-name="P21">Projetos ligados à educação mostra que tecnologia não é utilizada somente para entretenimento e negócios</text:p>
      <text:p text:style-name="P21"></text:p>
      <text:p text:style-name="P21"><text:s/></text:p>
      <text:p text:style-name="P21">O 15º Fórum Internacional Software Livre (FISL15) está sendo marcado por motivação, debates de qualidade e intensa procura pelas atividades do Espaço PauloFreire. A importância da educomunicação para a <text:s/>construção de um conhecimento livre, a prática da robótica como ferramenta de motivação de jovens e crianças no uso de softwares livres, a prática da educação como política, acessibilidade na web, a história da Internet e uso de tecnologias <text:s/>livres na educação foram abordados por um qualificado time, incluindo palestrantes internacionais.</text:p>
      <text:p text:style-name="P21"></text:p>
      <text:p text:style-name="P21">O Fórum Internacional Software Livre trabalha na preparação de equipes para o futuro, incentivando que desde jovens, as pessoas se interessem pela tecnologia como aliada no processo de educação. A organização do evento espera a participação de aproximadamente 1.600 pessoas nos quatro dias de evento, no espaço Paulo Freire.</text:p>
      <text:p text:style-name="P21"></text:p>
      <text:p text:style-name="P21">- Trabalhamos na busca da participação de comunidades e jovens com apelo na participação popular. O espaço Paulo Freire tem mais de 36 horas de palestras e temos percebido o interesse não só dos jovens, mas também dos educadores. A lógica é de educação colaborativa com ideias de todos. Essa medida é importante porque os professores têm a prática da escola e ele entra para discutir um outro mundo, que é relacionado ao dos softwares <text:s/>-explica a coordenadora do Grupo de Trabalho de Educação do FISL15, Clarice Abrahão.</text:p>
      <text:p text:style-name="P21"></text:p>
      <text:p text:style-name="P21">Um dos palestrantes do segundo dia de FISL15 foi o desenvolvedor web Wille Marcel que apresentou ao público o OpenStreetMap que é um banco de dados cartográficos open source que as pessoas podem editar on-line contribuindo para a melhoria dos mapas ou fazer o download dos dados para trabalhar em projetos próprios.</text:p>
      <text:p text:style-name="P21"></text:p>
      <text:p text:style-name="P21">- Muitos chamam o OpenStreetMap de Wikipedia Cartográfica, pois qualquer pessoa pode consultar e editar através do site www.opentreetmap.org. Além da cartografia em si, é possível marcar lugares e objetos como lojas de comércio, hospitais, escolas, bares postes, orelhões, paradas de ônibus, entre outros. Tudo que podemos ver pode-se marcar no OpenStreetMap. Não há limite nele.</text:p>
      <text:p text:style-name="P21"></text:p>
      <text:p text:style-name="P21">Marcel explica que professores podem utilizar o OpenStreetMap levando alunos à campo e analisar e aumentar o banco de dados como forma de se interessar pela cartografia além de contribuir para uma plataforma livre. Os educadores podem também fazer download do sistema e trabalhar off-line criando projetos específicos para uso somente em sala de aula, sem a intenção de upload de informações para o banco de dados do OpenStreetMap.</text:p>
      <text:p text:style-name="P21"></text:p>
      <text:p text:style-name="P21">A programação da Sala Paulo Freire segue até o final do evento, no sábado (10/05), e é uma construção colaborativa do GT de Educação do FISL15 e do Gabinete de Inovação e Tecnologia-Inovapoa.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/>
      <text:p text:style-name="P6"/>
      <text:p text:style-name="P6">Sobre o FISL </text:p>
      <text:p text:style-name="P5"/>
      <text:p text:style-name="P5"><text:soft-page-break/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21</meta:editing-cycles>
    <meta:creation-date>2014-04-30T13:37:00</meta:creation-date>
    <dc:date>2014-05-09T15:27:45.216254911</dc:date>
    <meta:editing-duration>PT29M42S</meta:editing-duration>
    <meta:generator>LibreOffice/4.1.2.3$Linux_X86_64 LibreOffice_project/410m0$Build-3</meta:generator>
    <meta:document-statistic meta:table-count="0" meta:image-count="0" meta:object-count="0" meta:page-count="2" meta:paragraph-count="30" meta:word-count="589" meta:character-count="3860" meta:non-whitespace-character-count="32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